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line-height="150%">
        <style:tab-stops/>
      </style:paragraph-properties>
      <style:text-properties style:font-name="AssyrianDictionary"/>
    </style:style>
    <style:style style:name="P2" style:family="paragraph" style:parent-style-name="Header">
      <style:paragraph-properties fo:line-height="150%">
        <style:tab-stops/>
      </style:paragraph-properties>
      <style:text-properties style:font-name="AssyrianDictionary" style:font-name-complex="Courier New"/>
    </style:style>
    <style:style style:name="P3" style:family="paragraph" style:parent-style-name="Header">
      <style:paragraph-properties fo:line-height="150%">
        <style:tab-stops/>
      </style:paragraph-properties>
      <style:text-properties style:font-name="AssyrianDictionary" fo:language="pl" fo:country="PL" style:font-name-complex="Courier New"/>
    </style:style>
    <style:style style:name="P4" style:family="paragraph" style:parent-style-name="Header">
      <style:paragraph-properties fo:line-height="150%">
        <style:tab-stops/>
      </style:paragraph-properties>
    </style:style>
    <style:style style:name="P5" style:family="paragraph" style:parent-style-name="Header">
      <style:paragraph-properties fo:line-height="150%">
        <style:tab-stops/>
      </style:paragraph-properties>
      <style:text-properties style:font-name="Courier New" fo:language="pl" fo:country="PL" style:font-name-complex="Courier New"/>
    </style:style>
    <style:style style:name="P6" style:family="paragraph" style:parent-style-name="Header">
      <style:paragraph-properties fo:margin-left="0in" fo:margin-right="0in" fo:line-height="150%" fo:text-indent="0.25in" style:auto-text-indent="false">
        <style:tab-stops/>
      </style:paragraph-properties>
    </style:style>
    <style:style style:name="P7" style:family="paragraph" style:parent-style-name="Header">
      <style:paragraph-properties fo:margin-left="0in" fo:margin-right="0in" fo:line-height="150%" fo:text-indent="0.25in" style:auto-text-indent="false">
        <style:tab-stops/>
      </style:paragraph-properties>
      <style:text-properties style:font-name="AssyrianDictionary"/>
    </style:style>
    <style:style style:name="P8" style:family="paragraph" style:parent-style-name="Header">
      <style:paragraph-properties fo:margin-left="0.5in" fo:margin-right="0in" fo:line-height="150%" fo:text-indent="0in" style:auto-text-indent="false">
        <style:tab-stops/>
      </style:paragraph-properties>
    </style:style>
    <style:style style:name="P9" style:family="paragraph" style:parent-style-name="Header">
      <style:paragraph-properties fo:margin-left="0in" fo:margin-right="0.25in" fo:text-indent="0in" style:auto-text-indent="false"/>
    </style:style>
    <style:style style:name="P10" style:family="paragraph" style:parent-style-name="Heading_20_1">
      <style:paragraph-properties fo:line-height="150%"/>
      <style:text-properties style:font-name="AssyrianDictionary"/>
    </style:style>
    <style:style style:name="P11" style:family="paragraph" style:parent-style-name="Heading_20_1">
      <style:paragraph-properties fo:line-height="150%"/>
      <style:text-properties fo:font-variant="small-caps" style:font-name="AssyrianDictionary"/>
    </style:style>
    <style:style style:name="P12" style:family="paragraph" style:parent-style-name="Heading_20_1">
      <style:paragraph-properties fo:line-height="150%"/>
      <style:text-properties fo:font-variant="small-caps" style:font-name="AssyrianDictionary" fo:language="pl" fo:country="PL"/>
    </style:style>
    <style:style style:name="P13" style:family="paragraph" style:parent-style-name="Footnote">
      <style:text-properties style:font-name="AssyrianDictionary"/>
    </style:style>
    <style:style style:name="P14" style:family="paragraph" style:parent-style-name="Plain_20_Text">
      <style:paragraph-properties fo:margin-left="0in" fo:margin-right="0in" fo:line-height="150%" fo:text-indent="0.25in" style:auto-text-indent="false"/>
    </style:style>
    <style:style style:name="P15" style:family="paragraph" style:parent-style-name="Standard">
      <style:paragraph-properties fo:line-height="150%"/>
    </style:style>
    <style:style style:name="P16" style:family="paragraph" style:parent-style-name="Standard">
      <style:paragraph-properties fo:line-height="150%">
        <style:tab-stops>
          <style:tab-stop style:position="0.3752in"/>
        </style:tab-stops>
      </style:paragraph-properties>
    </style:style>
    <style:style style:name="P17" style:family="paragraph" style:parent-style-name="Standard">
      <style:paragraph-properties fo:line-height="150%">
        <style:tab-stops>
          <style:tab-stop style:position="5.8752in" style:type="right"/>
        </style:tab-stops>
      </style:paragraph-properties>
    </style:style>
    <style:style style:name="P18" style:family="paragraph" style:parent-style-name="Standard">
      <style:paragraph-properties fo:line-height="150%"/>
      <style:text-properties style:font-name="AssyrianDictionary" fo:language="pl" fo:country="PL"/>
    </style:style>
    <style:style style:name="P19" style:family="paragraph" style:parent-style-name="Standard">
      <style:paragraph-properties fo:line-height="150%"/>
      <style:text-properties style:font-name="AssyrianDictionary"/>
    </style:style>
    <style:style style:name="P20" style:family="paragraph" style:parent-style-name="Standard">
      <style:paragraph-properties fo:line-height="150%"/>
      <style:text-properties style:font-name="AssyrianDictionary" fo:font-weight="bold" style:font-weight-asian="bold" style:font-weight-complex="bold"/>
    </style:style>
    <style:style style:name="P21" style:family="paragraph" style:parent-style-name="Standard">
      <style:paragraph-properties fo:line-height="150%"/>
      <style:text-properties style:font-name="Courier New" fo:language="pl" fo:country="PL" style:font-name-complex="Courier New"/>
    </style:style>
    <style:style style:name="P22" style:family="paragraph" style:parent-style-name="Standard">
      <style:paragraph-properties fo:margin-left="0.3752in" fo:margin-right="0in" fo:line-height="150%" fo:text-indent="-0.3752in" style:auto-text-indent="false">
        <style:tab-stops>
          <style:tab-stop style:position="0.3752in"/>
        </style:tab-stops>
      </style:paragraph-properties>
    </style:style>
    <style:style style:name="P23" style:family="paragraph" style:parent-style-name="Standard">
      <style:paragraph-properties fo:margin-left="0in" fo:margin-right="-1in" fo:line-height="150%" fo:text-indent="0in" style:auto-text-indent="false"/>
    </style:style>
    <style:style style:name="P24" style:family="paragraph" style:parent-style-name="Standard">
      <style:paragraph-properties fo:margin-left="0in" fo:margin-right="-1in" fo:line-height="150%" fo:text-indent="0in" style:auto-text-indent="false"/>
      <style:text-properties style:font-name="Courier New" fo:language="pl" fo:country="PL" style:font-name-complex="Courier New"/>
    </style:style>
    <style:style style:name="P25" style:family="paragraph" style:parent-style-name="Standard" style:master-page-name="Standard">
      <style:paragraph-properties fo:line-height="150%" fo:text-align="center" style:justify-single-word="false" style:page-number="auto"/>
    </style:style>
    <style:style style:name="T1" style:family="text">
      <style:text-properties style:font-name="AssyrianDictionary"/>
    </style:style>
    <style:style style:name="T2" style:family="text">
      <style:text-properties style:font-name="AssyrianDictionary" fo:font-weight="bold" style:font-weight-asian="bold"/>
    </style:style>
    <style:style style:name="T3" style:family="text">
      <style:text-properties style:font-name="AssyrianDictionary" fo:font-weight="bold" style:font-weight-asian="bold" style:font-weight-complex="bold"/>
    </style:style>
    <style:style style:name="T4" style:family="text">
      <style:text-properties style:font-name="AssyrianDictionary" fo:language="pl" fo:country="PL"/>
    </style:style>
    <style:style style:name="T5" style:family="text">
      <style:text-properties style:font-name="AssyrianDictionary" fo:language="pl" fo:country="PL" fo:font-style="italic" style:font-style-asian="italic"/>
    </style:style>
    <style:style style:name="T6" style:family="text">
      <style:text-properties style:font-name="AssyrianDictionary" fo:font-size="10pt" style:font-size-asian="10pt"/>
    </style:style>
    <style:style style:name="T7" style:family="text">
      <style:text-properties style:font-name="AssyrianDictionary" fo:font-size="10pt" style:font-size-asian="10pt" style:font-name-complex="Courier New" style:font-size-complex="9pt"/>
    </style:style>
    <style:style style:name="T8" style:family="text">
      <style:text-properties style:font-name="AssyrianDictionary" fo:font-size="10pt" style:font-size-asian="10pt" style:font-size-complex="9pt"/>
    </style:style>
    <style:style style:name="T9" style:family="text">
      <style:text-properties style:font-name="AssyrianDictionary" fo:font-size="10pt" fo:letter-spacing="0.0138in" style:font-size-asian="10pt" style:font-name-complex="Courier New"/>
    </style:style>
    <style:style style:name="T10" style:family="text">
      <style:text-properties style:font-name="AssyrianDictionary" fo:font-size="10pt" fo:letter-spacing="0.0138in" style:font-size-asian="10pt" style:font-name-complex="Courier New" style:font-size-complex="9pt"/>
    </style:style>
    <style:style style:name="T11" style:family="text">
      <style:text-properties style:font-name="AssyrianDictionary" fo:font-size="12pt" style:font-size-asian="12pt"/>
    </style:style>
    <style:style style:name="T12" style:family="text">
      <style:text-properties style:font-name="AssyrianDictionary" fo:font-style="italic" style:font-style-asian="italic"/>
    </style:style>
    <style:style style:name="T13" style:family="text">
      <style:text-properties style:font-name="AssyrianDictionary" fo:font-style="italic" style:font-style-asian="italic" style:font-style-complex="italic"/>
    </style:style>
    <style:style style:name="T14" style:family="text">
      <style:text-properties style:font-name="AssyrianDictionary" fo:letter-spacing="0.0138in"/>
    </style:style>
    <style:style style:name="T15" style:family="text">
      <style:text-properties style:font-name="AssyrianDictionary" fo:letter-spacing="0.0138in" style:font-name-complex="Courier New"/>
    </style:style>
    <style:style style:name="T16" style:family="text">
      <style:text-properties style:font-name="AssyrianDictionary" fo:letter-spacing="0.0138in" style:font-name-complex="Courier New" style:font-size-complex="11pt"/>
    </style:style>
    <style:style style:name="T17" style:family="text">
      <style:text-properties style:font-name="AssyrianDictionary" fo:letter-spacing="0.0138in" style:font-name-complex="Courier New" style:font-size-complex="9pt"/>
    </style:style>
    <style:style style:name="T18" style:family="text">
      <style:text-properties style:font-name="AssyrianDictionary" fo:letter-spacing="0.0138in" style:font-size-complex="9pt"/>
    </style:style>
    <style:style style:name="T19" style:family="text">
      <style:text-properties style:font-name="AssyrianDictionary" fo:letter-spacing="0.0138in" fo:language="pl" fo:country="PL"/>
    </style:style>
    <style:style style:name="T20" style:family="text">
      <style:text-properties style:font-name="AssyrianDictionary" fo:letter-spacing="0.0138in" fo:language="pl" fo:country="PL" style:font-name-complex="Courier New"/>
    </style:style>
    <style:style style:name="T21" style:family="text">
      <style:text-properties style:font-name="AssyrianDictionary" fo:font-size="8pt" style:font-size-asian="8pt"/>
    </style:style>
    <style:style style:name="T22" style:family="text">
      <style:text-properties style:font-name="AssyrianDictionary" style:font-name-complex="Courier New"/>
    </style:style>
    <style:style style:name="T23" style:family="text">
      <style:text-properties fo:language="pl" fo:country="PL"/>
    </style:style>
    <style:style style:name="T24" style:family="text">
      <style:text-properties style:text-position="sub 58%" style:font-name="AssyrianDictionary"/>
    </style:style>
    <style:style style:name="T25" style:family="text">
      <style:text-properties style:text-position="sub 58%" style:font-name="AssyrianDictionary" fo:language="pl" fo:country="PL"/>
    </style:style>
    <style:style style:name="T26" style:family="text">
      <style:text-properties style:text-position="sub 58%" style:font-name="AssyrianDictionary" fo:letter-spacing="0.0138in" style:font-name-complex="Courier New" style:font-size-complex="11pt"/>
    </style:style>
    <style:style style:name="T27" style:family="text">
      <style:text-properties style:text-position="sub 58%" style:font-name="AssyrianDictionary" fo:letter-spacing="0.0138in" fo:language="pl" fo:country="PL" style:font-name-complex="Courier New"/>
    </style:style>
    <style:style style:name="T28" style:family="text">
      <style:text-properties style:text-position="sub 58%" style:font-name="Courier New" style:font-name-complex="Courier New"/>
    </style:style>
    <style:style style:name="T29" style:family="text">
      <style:text-properties style:text-position="sub 58%" style:font-name="Courier New" fo:language="pl" fo:country="PL" style:font-name-complex="Courier New"/>
    </style:style>
    <style:style style:name="T30" style:family="text">
      <style:text-properties style:text-position="sub 58%" style:font-name="Courier New" fo:font-size="8pt" style:font-size-asian="8pt" style:font-name-complex="Courier New"/>
    </style:style>
    <style:style style:name="T31" style:family="text">
      <style:text-properties style:text-position="sub 58%" style:font-name="Courier New" fo:font-size="8pt" fo:language="pl" fo:country="PL" style:font-size-asian="8pt" style:font-name-complex="Courier New"/>
    </style:style>
    <style:style style:name="T32" style:family="text">
      <style:text-properties style:text-position="super 58%" style:font-name="AssyrianDictionary"/>
    </style:style>
    <style:style style:name="T33" style:family="text">
      <style:text-properties style:text-position="super 58%" style:font-name="AssyrianDictionary" fo:language="pl" fo:country="PL"/>
    </style:style>
    <style:style style:name="T34" style:family="text">
      <style:text-properties style:text-position="super 58%" style:font-name="AssyrianDictionary" fo:font-size="10pt" fo:letter-spacing="0.0138in" style:font-size-asian="10pt"/>
    </style:style>
    <style:style style:name="T35" style:family="text">
      <style:text-properties style:text-position="super 58%" style:font-name="AssyrianDictionary" fo:font-size="10pt" fo:letter-spacing="0.0138in" style:font-size-asian="10pt" style:font-name-complex="Courier New" style:font-size-complex="9pt"/>
    </style:style>
    <style:style style:name="T36" style:family="text">
      <style:text-properties style:text-position="super 58%" style:font-name="AssyrianDictionary" fo:font-size="10pt" style:font-size-asian="10pt" style:font-name-complex="Courier New" style:font-size-complex="9pt"/>
    </style:style>
    <style:style style:name="T37" style:family="text">
      <style:text-properties style:text-position="super 58%" style:font-name="AssyrianDictionary" fo:font-size="12pt" style:font-size-asian="12pt"/>
    </style:style>
    <style:style style:name="T38" style:family="text">
      <style:text-properties style:text-position="super 58%" style:font-name="AssyrianDictionary" fo:letter-spacing="0.0138in" style:font-name-complex="Courier New" style:font-size-complex="11pt"/>
    </style:style>
    <style:style style:name="T39" style:family="text">
      <style:text-properties style:text-position="super 58%" style:font-name="AssyrianDictionary" fo:letter-spacing="0.0138in" fo:language="pl" fo:country="PL" style:font-name-complex="Courier New"/>
    </style:style>
    <style:style style:name="T40" style:family="text">
      <style:text-properties style:text-position="super 58%" style:font-name="Courier New" style:font-name-complex="Courier New"/>
    </style:style>
    <style:style style:name="T41" style:family="text">
      <style:text-properties style:text-position="super 58%" style:font-name="Courier New" fo:language="pl" fo:country="PL" style:font-name-complex="Courier New"/>
    </style:style>
    <style:style style:name="T42" style:family="text">
      <style:text-properties style:text-position="super 58%" style:font-name="Courier New" fo:font-size="8pt" fo:language="pl" fo:country="PL" style:font-size-asian="8pt" style:font-name-complex="Courier New"/>
    </style:style>
    <style:style style:name="T43" style:family="text">
      <style:text-properties style:text-position="super 58%" style:font-name="AO Times New Roman" fo:language="pl" fo:country="PL" style:font-name-complex="Courier New"/>
    </style:style>
    <style:style style:name="T44" style:family="text">
      <style:text-properties fo:font-style="italic" style:font-style-asian="italic" style:font-style-complex="italic"/>
    </style:style>
    <style:style style:name="T45" style:family="text">
      <style:text-properties fo:color="#ff0000" style:font-name="AssyrianDictionary"/>
    </style:style>
    <style:style style:name="T46" style:family="text">
      <style:text-properties fo:color="#ff0000" style:font-name="Courier New" style:font-name-complex="Courier New"/>
    </style:style>
    <style:style style:name="T47" style:family="text">
      <style:text-properties fo:color="#ff0000" style:font-name="Courier New" fo:language="pl" fo:country="PL" style:font-name-complex="Courier New"/>
    </style:style>
    <style:style style:name="T48" style:family="text">
      <style:text-properties fo:color="#ff0000" style:font-name="Courier New" fo:font-size="8pt" fo:language="pl" fo:country="PL" style:font-size-asian="8pt" style:font-name-complex="Courier New"/>
    </style:style>
    <style:style style:name="T49" style:family="text">
      <style:text-properties fo:color="#ff0000" style:text-position="super 58%" style:font-name="Courier New" fo:font-size="8pt" fo:language="pl" fo:country="PL" style:font-size-asian="8pt" style:font-name-complex="Courier New"/>
    </style:style>
    <style:style style:name="T50" style:family="text">
      <style:text-properties fo:color="#ff0000" style:text-position="super 58%" style:font-name="Courier New" style:font-name-complex="Courier New"/>
    </style:style>
    <style:style style:name="T51" style:family="text">
      <style:text-properties fo:color="#ff0000" style:text-position="super 58%" style:font-name="Courier New" fo:language="pl" fo:country="PL" style:font-name-complex="Courier New"/>
    </style:style>
    <style:style style:name="T52" style:family="text">
      <style:text-properties style:font-name="Courier New" style:font-name-complex="Courier New"/>
    </style:style>
    <style:style style:name="T53" style:family="text">
      <style:text-properties style:font-name="Courier New" fo:language="pl" fo:country="PL" style:font-name-complex="Courier New"/>
    </style:style>
    <style:style style:name="T54" style:family="text">
      <style:text-properties style:font-name="Courier New" fo:font-size="8pt" style:font-size-asian="8pt" style:font-name-complex="Courier New"/>
    </style:style>
    <style:style style:name="T55" style:family="text">
      <style:text-properties style:font-name="Courier New" fo:font-size="8pt" fo:language="pl" fo:country="PL" style:font-size-asian="8pt" style:font-name-complex="Courier New"/>
    </style:style>
    <style:style style:name="T56" style:family="text">
      <style:text-properties style:font-name="Courier New" fo:font-size="16pt" fo:language="pl" fo:country="PL" style:font-size-asian="16pt" style:font-name-complex="Courier New"/>
    </style:style>
    <style:style style:name="T57" style:family="text">
      <style:text-properties style:font-name="AO Times New Roman" fo:language="pl" fo:country="PL" style:font-name-complex="Courier New"/>
    </style:style>
    <style:style style:name="T5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16. Amar-Sin to Åulgi 1 (AmÅ1, 3.1.12)</text:span></text:p>
      <text:h text:style-name="P10" text:outline-level="1"/>
      <text:h text:style-name="P12" text:outline-level="1">Composite Text</text:h>
      <text:p text:style-name="P18"/>
      <text:p text:style-name="P16"><text:span text:style-name="T4">1. <text:tab/>lugal-Ñu</text:span><text:span text:style-name="T25">10</text:span><text:span text:style-name="T4">-ra </text:span><text:span text:style-name="T1">ù</text:span><text:span text:style-name="T4">-na-a-dug</text:span><text:span text:style-name="T25">4</text:span></text:p>
      <text:p text:style-name="P16"><text:span text:style-name="T4">2. <text:tab/></text:span><text:span text:style-name="T33">I</text:span><text:span text:style-name="T4">amar-</text:span><text:span text:style-name="T33">d</text:span><text:span text:style-name="T4">en.zu-na </text:span><text:span text:style-name="T1">á</text:span><text:span text:style-name="T4">rad-zu na-ab-b</text:span><text:span text:style-name="T1">é</text:span><text:span text:style-name="T4">-a</text:span></text:p>
      <text:p text:style-name="P16"><text:span text:style-name="T1">3. <text:tab/></text:span><text:span text:style-name="T4">a-</text:span><text:span text:style-name="T1">åà</text:span><text:span text:style-name="T4"> n</text:span><text:span text:style-name="T1">í</text:span><text:span text:style-name="T4">g lugal-Ñu</text:span><text:span text:style-name="T25">10</text:span><text:span text:style-name="T4"> ma-an-dug</text:span><text:span text:style-name="T25">4 </text:span></text:p>
      <text:p text:style-name="P16"><text:span text:style-name="T4">4. <text:tab/>uru Ñ</text:span><text:span text:style-name="T1">á</text:span><text:span text:style-name="T4">-Ñ</text:span><text:span text:style-name="T1">á</text:span><text:span text:style-name="T4">-tum Ñ</text:span><text:span text:style-name="T1">á</text:span><text:span text:style-name="T4"> DUB</text:span><text:span text:style-name="T33">?</text:span><text:span text:style-name="T4">-ra mu-un-tur</text:span></text:p>
      <text:p text:style-name="P22"><text:span text:style-name="T4">5. <text:tab/></text:span><text:span text:style-name="T1">á</text:span><text:span text:style-name="T4">rad lugal-Ñu</text:span><text:span text:style-name="T25">10</text:span><text:span text:style-name="T4"> Ñ</text:span><text:span text:style-name="T1">á</text:span><text:span text:style-name="T4">-e al-me-en-na-ta saÑ-ki lugal-mu igi mu-du</text:span><text:span text:style-name="T1">°</text:span><text:span text:style-name="T4">-a-gin</text:span><text:span text:style-name="T1"></text:span><text:span text:style-name="T4"> </text:span><text:span text:style-name="T33">Ñi</text:span><text:span text:style-name="T32">å</text:span><text:span text:style-name="T4">tukul-mu ba-</text:span><text:span text:style-name="T1">å</text:span><text:span text:style-name="T4">ub</text:span></text:p>
      <text:p text:style-name="P16"><text:span text:style-name="T4">6. <text:tab/>a-</text:span><text:span text:style-name="T1">åà</text:span><text:span text:style-name="T4"> </text:span><text:span text:style-name="T1">åà</text:span><text:span text:style-name="T4"> ma-da-ka </text:span><text:span text:style-name="T23">š</text:span><text:span text:style-name="T4">u mu-ni-tak</text:span><text:span text:style-name="T1">›</text:span><text:span text:style-name="T33">?</text:span></text:p>
      <text:p text:style-name="P16"><text:span text:style-name="T1">7.</text:span><text:span text:style-name="T32"> <text:tab/>giå</text:span><text:span text:style-name="T1">hur pe</text:span>š<text:span text:style-name="T24">10</text:span><text:span text:style-name="T1"> a-</text:span>š<text:span text:style-name="T1">à</text:span><text:span text:style-name="T32">?</text:span><text:span text:style-name="T1"> nu-x saÑ [ma-an-si-ga]</text:span><text:span text:style-name="Footnote_20_Symbol"><text:span text:style-name="T1"><text:note text:id="ftn1" text:note-class="footnote"><text:note-citation>1</text:note-citation><text:note-body><text:p text:style-name="Standard"><text:span text:style-name="T6"><text:s/>Var.: </text:span><text:span text:style-name="T34">g</text:span><text:span text:style-name="T35">iå</text:span><text:span text:style-name="T10">apin a-åà x x sa</text:span><text:span text:style-name="T9">Ñ</text:span><text:span text:style-name="T10"> ma-an-si-ga</text:span><text:span text:style-name="T6">.</text:span></text:p></text:note-body></text:note></text:span></text:span></text:p>
      <text:p text:style-name="P16"><text:span text:style-name="T4">8. <text:tab/>a-</text:span><text:span text:style-name="T1">åà</text:span><text:span text:style-name="T4">-bi g</text:span><text:span text:style-name="T1">ú</text:span><text:span text:style-name="T4"> </text:span><text:span text:style-name="T1">í</text:span><text:span text:style-name="T4">d-da-</text:span><text:span text:style-name="T1">åè </text:span><text:span text:style-name="T4">limmu</text:span><text:span text:style-name="T25">5</text:span><text:span text:style-name="T4"> dana-bi nu-tehe</text:span></text:p>
      <text:p text:style-name="P16"><text:span text:style-name="T1">9. <text:tab/>paﬁ a du⁄⁄-ga hur-saÑ nu-nígin</text:span><text:span text:style-name="T32">? </text:span><text:span text:style-name="Footnote_20_Symbol"><text:span text:style-name="T1"><text:note text:id="ftn2" text:note-class="footnote"><text:note-citation>2</text:note-citation><text:note-body><text:p text:style-name="Standard"><text:span text:style-name="T6"><text:s/>Var.: </text:span><text:span text:style-name="T7">x x </text:span><text:span text:style-name="T8"></text:span><text:span text:style-name="T36">?</text:span><text:span text:style-name="T7"> </text:span><text:span text:style-name="T10">dana-bi 2-àm a-åà engar nu-</text:span><text:span text:style-name="T9">Ñ</text:span><text:span text:style-name="T10">ál</text:span><text:span text:style-name="T7">.</text:span><text:span text:style-name="T6"> </text:span></text:p><text:p text:style-name="P13"/></text:note-body></text:note></text:span></text:span></text:p>
      <text:p text:style-name="P16"><text:span text:style-name="T1">10. <text:tab/>a-</text:span>š<text:span text:style-name="T1">a-an-gàr-ra nu-me-e inim lugal-Ñá-ke› ab-bé-e</text:span></text:p>
      <text:p text:style-name="P16"><text:span text:style-name="T4">11. <text:tab/>a-</text:span><text:span text:style-name="T1">åà</text:span><text:span text:style-name="T4">-bi nu-mu-un-da-z</text:span><text:span text:style-name="T1">à</text:span><text:span text:style-name="T4">h</text:span><text:span text:style-name="T33">?</text:span><text:span text:style-name="T4"> </text:span></text:p>
      <text:p text:style-name="P16"><text:span text:style-name="T4">12. <text:tab/>n</text:span><text:span text:style-name="T1">í</text:span><text:span text:style-name="T4">Ñ lugal-Ñu</text:span><text:span text:style-name="T25">10</text:span><text:span text:style-name="T4"> ab-b</text:span><text:span text:style-name="T1">é</text:span><text:span text:style-name="T4">-en-a lugal-Ñu</text:span><text:span text:style-name="T25">10</text:span><text:span text:style-name="T4"> h</text:span><text:span text:style-name="T1">é</text:span><text:span text:style-name="T4">-en-zu</text:span></text:p>
      <text:p text:style-name="P7"/>
      <text:p text:style-name="P14"><text:span text:style-name="T37">1 </text:span><text:span text:style-name="T11">Speak to my king, </text:span><text:span text:style-name="T37">2 </text:span><text:span text:style-name="T11">saying (the words) of Amar-Sin, your servant: </text:span></text:p>
      <text:p text:style-name="P6"><text:span text:style-name="T32">3 </text:span><text:span text:style-name="T1">In the matter of the field that my liege spoke to me about: </text:span><text:span text:style-name="T32">4</text:span><text:span text:style-name="T1"> … diminished. </text:span><text:span text:style-name="T32">5 </text:span><text:span text:style-name="T1">Because I am my king’s servant, </text:span><text:span text:style-name="T13">as soon as I saw his majesty’s face, I dropped my weapons (to deal with the issue)</text:span><text:span text:style-name="T1">. </text:span><text:span text:style-name="T32">6 </text:span><text:span text:style-name="T1">I (?) dispatched (someone) to the field in the territory. </text:span><text:span text:style-name="T32">7 </text:span><text:span text:style-name="T12">In the plans, the riverbank did not … the field; it’s side seems much too short for me</text:span><text:span text:style-name="T1">. </text:span><text:span text:style-name="T32">8 </text:span><text:span text:style-name="T1">That field does not (even) come close to the river by forty (fifty) km. </text:span><text:span text:style-name="T32">9 </text:span><text:span text:style-name="T1">The irrigation ditch does not wind around the Hursag. </text:span><text:span text:style-name="T32">10 </text:span><text:span text:style-name="T1">There is </text:span><text:soft-page-break/><text:span text:style-name="T1">no deceit here; (I am obedient) to the orders that my liege has given. </text:span><text:span text:style-name="T32">11 </text:span><text:span text:style-name="T1">That field cannot be lost (to cultivation)! </text:span><text:span text:style-name="T32">12</text:span><text:span text:style-name="T1"> Whatever you, my king order me to do, (I will do) … Now my king knows (all this)!</text:span></text:p>
      <text:p text:style-name="P1"/>
      <text:h text:style-name="P11" text:outline-level="1">Commentary</text:h>
      <text:p text:style-name="P1"/>
      <text:p text:style-name="P19">Two texts of unknown origin form the basis for the reconstruction, and both are unreliable. X1 is idiosyncratic, difficult to read, and is broken on the right edge. X2 is known only from a hand copy made years ago by Th. Pinches that was found by Irving Finkel, who was kind enough to make it available to me. The original has not been located. Until the Relph text can be found, or new manuscripts surface, this provisional edition will have to suffice.</text:p>
      <text:p text:style-name="P19"/>
      <text:p text:style-name="P15"><text:span text:style-name="T3">4</text:span><text:span text:style-name="T1">. These lines are preserved only in the old copy by Th. Pinches and it is not at all clear that he drew the signs correctly.</text:span></text:p>
      <text:p text:style-name="P19"/>
      <text:p text:style-name="P15"><text:span text:style-name="T3">7</text:span><text:span text:style-name="T1">. The signs </text:span><text:span text:style-name="T16">KI.A</text:span><text:span text:style-name="T1"> can be read as </text:span><text:span text:style-name="T16">peå</text:span><text:span text:style-name="T26">10</text:span><text:span text:style-name="T1">, “(river) bank,” or as </text:span><text:span text:style-name="T16">ki-duru</text:span><text:span text:style-name="T26">5</text:span><text:span text:style-name="T1">, “wet place.” The admittedly speculative interpretation of </text:span><text:span text:style-name="T15">saÑ...si-ig</text:span><text:span text:style-name="T1"> is based on K. Maekawa’s discussion of the use of </text:span><text:span text:style-name="T16">saÑ si-ig-ga</text:span><text:span text:style-name="T1"> in Ur III land texts (</text:span><text:span text:style-name="T12">ASJ</text:span><text:span text:style-name="T1"> 14 [1992] 188–89).</text:span></text:p>
      <text:p text:style-name="P19"/>
      <text:p text:style-name="P15"><text:span text:style-name="T3">8</text:span><text:span text:style-name="T1">. This line, with a discussion of the verb </text:span><text:span text:style-name="T16">tehe</text:span><text:span text:style-name="T1">, “to draw near,” had been cited in M. Civil,</text:span><text:span text:style-name="T12"> Jacobsen Memorial </text:span><text:span text:style-name="T1">70.</text:span></text:p>
      <text:p text:style-name="P19"/>
      <text:p text:style-name="P15"><text:span text:style-name="T3">9. </text:span><text:span text:style-name="T1">It is always possible that </text:span><text:span text:style-name="T16">hur-saÑ</text:span><text:span text:style-name="T1"> refers here to a mountain range/ridge, or valley, so that the line might have to be translated: “the irrigation ditch does not wind around the ridge/valley.” The current rendition is based on the notion that </text:span><text:soft-page-break/><text:span text:style-name="T1">this is a reference to a specific topographical feature in the vicinity of Apiak, the one that gave us the fortification name </text:span><text:span text:style-name="T16">bàd-igi-hur-saÑ-Ñá</text:span><text:span text:style-name="T1">; see p. </text:span><text:span text:style-name="T45">000</text:span><text:span text:style-name="T1"> above.</text:span></text:p>
      <text:p text:style-name="P20"/>
      <text:p text:style-name="P15"><text:span text:style-name="T3">10</text:span><text:span text:style-name="T1">. I have assumed that the first word is the rare </text:span><text:span text:style-name="T16">a-åa-an-gàr-ra</text:span><text:span text:style-name="T1"> = </text:span><text:span text:style-name="T13">ta</text:span><text:span text:style-name="T44">š</text:span><text:span text:style-name="T13">gertu</text:span><text:span text:style-name="T1">, “deception.” </text:span></text:p>
      <text:p text:style-name="P19"/>
      <text:h text:style-name="P11" text:outline-level="1">Sources</text:h>
      <text:p text:style-name="P19"/>
      <text:p text:style-name="P17"><text:span text:style-name="T4">N1 = N 2901 <text:s text:c="3"/></text:span><text:span text:style-name="T4"><text:tab/>= 6–12</text:span></text:p>
      <text:p text:style-name="P17"><text:span text:style-name="T4">X1 = Ni. 3083 ii 2’–9’ (</text:span><text:span text:style-name="T5">ISET</text:span><text:span text:style-name="T4"> 2 115) <text:s text:c="2"/><text:tab/>= 1–12</text:span></text:p>
      <text:p text:style-name="P17"><text:span text:style-name="T1">X2 = Relph 16 (copy Th. Pinches)</text:span><text:span text:style-name="Footnote_20_Symbol"><text:span text:style-name="T1"><text:note text:id="ftn3" text:note-class="footnote"><text:note-citation>3</text:note-citation><text:note-body><text:p text:style-name="Footnote"><text:span text:style-name="T1"><text:s/>There is a note on the side of the copy that reads: “Relph, no. 16. <text:s/>59 mm. high, 79 mm. long”</text:span></text:p></text:note-body></text:note></text:span></text:span><text:span text:style-name="T1"> <text:s text:c="2"/><text:tab/>= 1–9, +</text:span></text:p>
      <text:p text:style-name="P19"/>
      <text:p text:style-name="P19">Tablet typology: compilation tablet: X1. The rest are all Type III. X2 is in landscape format.</text:p>
      <text:p text:style-name="P19"/>
      <text:h text:style-name="P11" text:outline-level="1">Textual Matrix</text:h>
      <text:p text:style-name="P19"/>
      <text:p text:style-name="P15"><text:span text:style-name="T53">1. <text:s/>lugal-</text:span><text:span text:style-name="T47">ğ</text:span><text:span text:style-name="T53">u</text:span><text:span text:style-name="T29">10</text:span><text:span text:style-name="T53">-ra ù-na-a-dug</text:span><text:span text:style-name="T29">4</text:span></text:p>
      <text:p text:style-name="P4"><text:span text:style-name="T53">X1 <text:s/>. <text:s text:c="4"/>+ <text:s text:c="2"/>+ <text:s/>+ + <text:s/>+ <text:s text:c="2"/>+ <text:s/>:</text:span></text:p>
      <text:p text:style-name="P15"><text:span text:style-name="T53">X2 <text:s/>+ <text:s text:c="4"/></text:span><text:span text:style-name="T47">ğ</text:span><text:span text:style-name="T52">á</text:span><text:span text:style-name="T53"> <text:s/>- <text:s/>+ + <text:s/>+ <text:s text:c="2"/>+ </text:span><text:span text:style-name="T29"><text:s/></text:span></text:p>
      <text:p text:style-name="P21"/>
      <text:p text:style-name="P15"><text:span text:style-name="T53">2. <text:s/></text:span><text:span text:style-name="T41">I</text:span><text:span text:style-name="T53">amar-</text:span><text:span text:style-name="T41">d</text:span><text:span text:style-name="T53">en.zu-na árad-zu na-ab-bé-a</text:span></text:p>
      <text:p text:style-name="P15"><text:span text:style-name="T53">X1 <text:s/></text:span><text:span text:style-name="T53">oo <text:s text:c="2"/>oo <text:s text:c="2"/>o <text:s/>o <text:s/>o <text:s text:c="2"/>o <text:s text:c="2"/>o <text:s/>o o <text:s/>o</text:span></text:p>
      <text:p text:style-name="P15"><text:span text:style-name="T53">X2 <text:s/>++ <text:s text:c="2"/>++ <text:s text:c="2"/>+ <text:s/>+ <text:s/>+ <text:s text:c="2"/>+ <text:s/></text:span><text:span text:style-name="T53"><text:s/>+ <text:s/>+ + <text:s/>+</text:span></text:p>
      <text:p text:style-name="P21"/>
      <text:p text:style-name="P15"><text:span text:style-name="T53">3. <text:s/>a-šà ní</text:span><text:span text:style-name="T47">ğ</text:span><text:span text:style-name="T53"> lugal-mu ma-an-dug</text:span><text:span text:style-name="T29">4 </text:span></text:p>
      <text:p text:style-name="P15"><text:span text:style-name="T53">X1 <text:s/>+ + <text:s/>+ </text:span><text:span text:style-name="T53"><text:s text:c="2"/>+ <text:s text:c="4"/>+ <text:s/>+ <text:s/>+ <text:s text:c="3"/>+ :</text:span></text:p>
      <text:p text:style-name="P15"><text:span text:style-name="T53">X2 <text:s/>+ + <text:s/>- <text:s text:c="2"/>+ <text:s text:c="4"/>+ <text:s/>mu-un-gi</text:span></text:p>
      <text:p text:style-name="P21"><text:soft-page-break/></text:p>
      <text:p text:style-name="P15"><text:span text:style-name="T53">4. <text:s/>u</text:span><text:span text:style-name="T53">ru </text:span><text:span text:style-name="T47">ğ</text:span><text:span text:style-name="T53">á-</text:span><text:span text:style-name="T47">ğ</text:span><text:span text:style-name="T53">á-tum </text:span><text:span text:style-name="T47">ğ</text:span><text:span text:style-name="T53">á DUB</text:span><text:span text:style-name="T41">?</text:span><text:span text:style-name="T53">-ra mu-un-tur</text:span></text:p>
      <text:p text:style-name="P4"><text:span text:style-name="T53">X1 <text:s/>. <text:s text:c="2"/>x <text:s/>x <text:s/>x <text:s text:c="2"/>o <text:s text:c="2"/>o <text:s text:c="2"/>o <text:s/>o <text:s/>o <text:s text:c="2"/>o</text:span></text:p>
      <text:p text:style-name="P15"><text:span text:style-name="T53">X2 <text:s/>+ <text:s text:c="2"/>+ <text:s/>+ <text:s/>+ <text:s text:c="2"/>+ <text:s text:c="2"/>+ <text:s text:c="2"/>+ <text:s/>+ <text:s/>+ <text:s text:c="2"/>+</text:span></text:p>
      <text:p text:style-name="P24"/>
      <text:p text:style-name="P23"><text:span text:style-name="T55">5. <text:s/></text:span><text:span text:style-name="T54">á</text:span><text:span text:style-name="T55">rad lugal-</text:span><text:span text:style-name="T48">ğ</text:span><text:span text:style-name="T55">u</text:span><text:span text:style-name="T31">10</text:span><text:span text:style-name="T55"> </text:span><text:span text:style-name="T48">ğ</text:span><text:span text:style-name="T54">á</text:span><text:span text:style-name="T55">-e al-me-en-na-ta sa</text:span><text:span text:style-name="T48">ğ</text:span><text:span text:style-name="T55">-ki lugal-</text:span><text:span text:style-name="T48">ğ</text:span><text:span text:style-name="T55">u</text:span><text:span text:style-name="T31">10</text:span><text:span text:style-name="T55"> igi mu-du</text:span><text:span text:style-name="T30">8</text:span><text:span text:style-name="T55">-a-gin</text:span><text:span text:style-name="T21"></text:span><text:span text:style-name="T55"> </text:span><text:span text:style-name="T49">ğ</text:span><text:span text:style-name="T42">iš</text:span><text:span text:style-name="T55">tukul-</text:span><text:span text:style-name="T48">ğ</text:span><text:span text:style-name="T55">u</text:span><text:span text:style-name="T31">10</text:span><text:span text:style-name="T55"> ba-šub</text:span></text:p>
      <text:p text:style-name="P23"><text:span text:style-name="T55">X</text:span><text:span text:style-name="T55">1 <text:s/>+ <text:s text:c="3"/>+ <text:s text:c="4"/>+ <text:s text:c="2"/>+ <text:s/>+ <text:s/>- <text:s/>+ <text:s/>+ <text:s/>+ <text:s/>- <text:s/>+ <text:s text:c="2"/>+ <text:s/>x <text:s text:c="4"/>+ <text:s text:c="2"/>x <text:s text:c="2"/>o <text:s/>+ <text:s/>- <text:s/>. <text:s text:c="2"/>o o <text:s text:c="4"/>o <text:s text:c="2"/>o <text:s text:c="2"/>o <text:s text:c="4"/></text:span></text:p>
      <text:p text:style-name="P23"><text:span text:style-name="T55">X2 <text:s/>+ <text:s text:c="3"/>+ <text:s text:c="4"/>+ <text:s text:c="2"/>+ <text:s/>+ <text:s/>+ <text:s/>+ <text:s/>+ <text:s/>+ <text:s/>.</text:span><text:span text:style-name="Footnote_20_Symbol"><text:span text:style-name="T52"><text:note text:id="ftn4" text:note-class="footnote"><text:note-citation>4</text:note-citation><text:note-body><text:p text:style-name="Footnote"><text:s text:c="2"/>Or: <text:span text:style-name="T17">bi</text:span>.</text:p></text:note-body></text:note></text:span></text:span><text:span text:style-name="T55"> + <text:s text:c="2"/>+ <text:s/>+ <text:s text:c="4"/>+ <text:s text:c="2"/>+ <text:s text:c="2"/>+x</text:span><text:span text:style-name="Footnote_20_Symbol"><text:span text:style-name="T52"><text:note text:id="ftn5" text:note-class="footnote"><text:note-citation>5</text:note-citation><text:note-body><text:p text:style-name="Footnote"><text:s text:c="2"/>Possibly <text:s/><text:span text:style-name="T17">≠e</text:span><text:span text:style-name="T18"></text:span>.</text:p></text:note-body></text:note></text:span></text:span><text:span text:style-name="T55">+ <text:s/>+ <text:s/>+ <text:s text:c="2"/>+ + <text:s text:c="4"/>+ <text:s text:c="2"/>+ <text:s text:c="2"/>.</text:span></text:p>
      <text:p text:style-name="P5"/>
      <text:p text:style-name="P21"/>
      <text:p text:style-name="P21"/>
      <text:p text:style-name="P15"><text:span text:style-name="T53">6. <text:s/>a-</text:span><text:span text:style-name="T53">šà šà ma-da-ka <text:s text:c="2"/>šu mu-ni-tak</text:span><text:span text:style-name="T1"></text:span><text:span text:style-name="T41">?</text:span></text:p>
      <text:p text:style-name="P4"><text:span text:style-name="T53">N1 <text:s/>. . </text:span><text:span text:style-name="T53"><text:s/>. <text:s/>o <text:s/>o <text:s/>o <text:s text:c="3"/>o </text:span><text:span text:style-name="T22">≠</text:span><text:span text:style-name="T53">ma</text:span><text:span text:style-name="T41">?</text:span><text:span text:style-name="T1"></text:span><text:span text:style-name="T53"> o <text:s text:c="2"/>o</text:span></text:p>
      <text:p text:style-name="P15"><text:span text:style-name="T53">X1 <text:s/>+ + </text:span><text:span text:style-name="T53"><text:s/>+ <text:s/>+ <text:s/>+ <text:s/>+ <text:s text:c="3"/>+</text:span><text:span text:style-name="T41">?</text:span><text:span text:style-name="T53"> bí</text:span><text:span text:style-name="T41">?</text:span><text:span text:style-name="T56"> </text:span><text:span text:style-name="T53">- <text:s text:c="2"/>+</text:span><text:span text:style-name="T41">?</text:span><text:span text:style-name="T53"> :</text:span></text:p>
      <text:p text:style-name="P15"><text:span text:style-name="T53">X2 <text:s/>+ + <text:s/>+ <text:s/>+ <text:s/>+ ke</text:span><text:span text:style-name="T29">4</text:span><text:span text:style-name="T53">-eš + + <text:s text:c="2"/>+ </text:span><text:span text:style-name="T55"><text:s text:c="3"/></text:span><text:span text:style-name="T53">+</text:span><text:span text:style-name="T41">?</text:span><text:span text:style-name="T53"> </text:span></text:p>
      <text:p text:style-name="P21"/>
      <text:p text:style-name="P15"><text:span text:style-name="T53">7.</text:span><text:span text:style-name="T41"> <text:s text:c="2"/></text:span><text:span text:style-name="T50">ğ</text:span><text:span text:style-name="T40">i</text:span><text:span text:style-name="T41">š</text:span><text:span text:style-name="T52">hur <text:s/>peš</text:span><text:span text:style-name="T28">10</text:span><text:span text:style-name="T52"> a-šà</text:span><text:span text:style-name="T40">?</text:span><text:span text:style-name="T52"> nu-x sa</text:span><text:span text:style-name="T46">ğ</text:span><text:span text:style-name="T52"> [ma-an-si-ga]</text:span></text:p>
      <text:p text:style-name="P4"><text:span text:style-name="T53">N1 <text:s/>+ + <text:s text:c="3"/>+ <text:s/></text:span><text:span text:style-name="T53"><text:s text:c="2"/>o o <text:s/>o <text:s/>o <text:s/>.</text:span><text:span text:style-name="T41">? </text:span><text:span text:style-name="T53"><text:s text:c="2"/>o <text:s/>o <text:s/>o </text:span></text:p>
      <text:p text:style-name="P4"><text:span text:style-name="T53">X1 <text:s/>+ + <text:s text:c="3"/>+ <text:s text:c="3"/>+ . <text:s/>+ <text:s/>o</text:span><text:span text:style-name="T41"> <text:s/></text:span><text:span text:style-name="T53"><text:s/>o <text:s text:c="2"/>o <text:s/>o <text:s/>o</text:span></text:p>
      <text:p text:style-name="P15"><text:span text:style-name="T53">X2 <text:s/></text:span><text:span text:style-name="T51">ğ</text:span><text:span text:style-name="T41">iš</text:span><text:span text:style-name="T53">apin a-šà-ge</text:span><text:span text:style-name="T41">!?</text:span><text:span text:style-name="T53"> </text:span><text:span text:style-name="T57">x</text:span><text:span text:style-name="T43"> <text:s/></text:span><text:span text:style-name="T53">sa</text:span><text:span text:style-name="T47">ğ</text:span><text:span text:style-name="T53"> ma-an-si-ga</text:span></text:p>
      <text:p text:style-name="P21"/>
      <text:p text:style-name="P15"><text:span text:style-name="T53">8. <text:s/>a-</text:span><text:span text:style-name="T53">šà-bi gú íd-da-šè limmu</text:span><text:span text:style-name="T29">5</text:span><text:span text:style-name="T53"> dana-bi nu-tehe</text:span></text:p>
      <text:p text:style-name="P4"><text:span text:style-name="T53">N1 <text:s/>+ <text:s/>+ + <text:s/>. <text:s/>o <text:s/>o <text:s/>o <text:s/>+ <text:s text:c="5"/>. <text:s text:c="3"/>o <text:s/>o <text:s text:c="3"/>o</text:span></text:p>
      <text:p text:style-name="P15"><text:span text:style-name="T53">X1 <text:s/>+ <text:s/>+ + <text:s/>+ <text:s/>+ <text:s/>+ <text:s/>+ <text:s/>limmu</text:span><text:span text:style-name="T41">? <text:s/></text:span><text:span text:style-name="T53">+ <text:s text:c="3"/>+ <text:s/>+ <text:s text:c="3"/>+ <text:s/></text:span></text:p>
      <text:p text:style-name="P15"><text:span text:style-name="T53">X2 <text:s/>+ <text:s/>+ + <text:s/>+ <text:s/>+ <text:s/>+ <text:s/>+ <text:s/>+ <text:s text:c="5"/>+ <text:s text:c="3"/>+ <text:s/>+ te-eh</text:span></text:p>
      <text:p text:style-name="P21"/>
      <text:p text:style-name="P15"><text:span text:style-name="T53">9. <text:s/></text:span><text:span text:style-name="T52">pa</text:span><text:span text:style-name="T1"></text:span><text:span text:style-name="T52"> a du</text:span><text:span text:style-name="T28">11</text:span><text:span text:style-name="T52">-ga hur-sa</text:span><text:span text:style-name="T46">ğ</text:span><text:span text:style-name="T52"> nu-ní</text:span><text:span text:style-name="T46">ğ</text:span><text:span text:style-name="T52">in</text:span><text:span text:style-name="T40">?</text:span></text:p>
      <text:p text:style-name="P4"><text:span text:style-name="T53">N1 <text:s/>+ <text:s text:c="2"/>+ . <text:s text:c="2"/>o <text:s/>o <text:s text:c="2"/>o <text:s text:c="2"/>.</text:span><text:span text:style-name="T53"> <text:s text:c="4"/>o</text:span></text:p>
      <text:p text:style-name="P21">X1 <text:s/>+ <text:s text:c="2"/>+ + <text:s text:c="2"/>+ <text:s/>+ <text:s text:c="2"/>+ <text:s text:c="2"/>+ <text:s text:c="4"/>+ : <text:s/></text:p>
      <text:p text:style-name="P15"><text:span text:style-name="T53">X2 <text:s/>x x </text:span><text:span text:style-name="T52">šušana</text:span><text:span text:style-name="T41">?</text:span><text:span text:style-name="T53"> dana-bi 2-àm a-šà engar nu-</text:span><text:span text:style-name="T47">ğ</text:span><text:span text:style-name="T53">ál</text:span></text:p>
      <text:p text:style-name="P21"><text:soft-page-break/></text:p>
      <text:p text:style-name="P15"><text:span text:style-name="T52">10. a-ša-an-gàr-ra nu-me-e inim lugal-</text:span><text:span text:style-name="T46">ğ</text:span><text:span text:style-name="T52">á-ke</text:span><text:span text:style-name="T1"></text:span><text:span text:style-name="T52"> ab-bé-e</text:span></text:p>
      <text:p text:style-name="P15"><text:span text:style-name="T53">N1 <text:s/>+ + <text:s/>+ <text:s/>+ <text:s text:c="2"/></text:span><text:span text:style-name="T53">- <text:s/>. <text:s/>o o <text:s/>+ <text:s text:c="3"/>+ <text:s text:c="4"/>+ <text:s/>o <text:s text:c="3"/>o <text:s/>o o</text:span></text:p>
      <text:p text:style-name="P15"><text:span text:style-name="T53">X1 <text:s/>+ + <text:s/>- <text:s/>+ <text:s text:c="2"/>+ <text:s/>+ <text:s/>+ + /+ <text:s text:c="3"/>+ <text:s text:c="3"/></text:span><text:span text:style-name="T47">ğ</text:span><text:span text:style-name="T53">u</text:span><text:span text:style-name="T29">10</text:span><text:span text:style-name="T53"> + <text:s text:c="3"/>+ <text:s/>+ + </text:span></text:p>
      <text:p text:style-name="P21"/>
      <text:p text:style-name="P15"><text:span text:style-name="T53">11. a-šà-bi nu-mu-un-da-záh</text:span><text:span text:style-name="T41">?</text:span><text:span text:style-name="T53"> </text:span></text:p>
      <text:p text:style-name="P4"><text:span text:style-name="T53">N1 <text:s/>+ + <text:s/>+ <text:s/>. <text:s/>o <text:s/>o <text:s/>o <text:s text:c="2"/>o <text:s text:c="6"/></text:span></text:p>
      <text:p text:style-name="P15"><text:span text:style-name="T53">X1 <text:s/>+ + <text:s/>+ <text:s/>+ <text:s/>+ <text:s/>+ <text:s/>+ <text:s text:c="2"/>+ : </text:span></text:p>
      <text:p text:style-name="P21"/>
      <text:p text:style-name="P15"><text:span text:style-name="T53">12. ní</text:span><text:span text:style-name="T47">ğ</text:span><text:span text:style-name="T53"> lugal-</text:span><text:span text:style-name="T47">ğ</text:span><text:span text:style-name="T53">u</text:span><text:span text:style-name="T29">10</text:span><text:span text:style-name="T53"> ab-b</text:span><text:span text:style-name="T1"></text:span><text:span text:style-name="T53">-en-a lugal-</text:span><text:span text:style-name="T47">ğ</text:span><text:span text:style-name="T53">u</text:span><text:span text:style-name="T29">10</text:span><text:span text:style-name="T53"> hé-en-zu</text:span></text:p>
      <text:p text:style-name="P15"><text:span text:style-name="T53">N1 <text:s/>+ <text:s text:c="2"/>+ <text:s text:c="4"/>. <text:s text:c="2"/>o <text:s/>o <text:s/>o <text:s/>o o <text:s text:c="4"/>o <text:s text:c="2"/>o <text:s/>o <text:s/>o</text:span></text:p>
      <text:p text:style-name="P4"><text:span text:style-name="T53">X1 <text:s/>+ <text:s text:c="2"/>+ <text:s text:c="4"/>+ <text:s text:c="2"/>+ <text:s/>+ <text:s/>+ <text:s/>+ + <text:s text:c="4"/>+ <text:s text:c="2"/>+ <text:s/>+ <text:s/>. </text:span></text:p>
      <text:p text:style-name="P3"/>
      <text:p text:style-name="P4"><text:span text:style-name="T1">N1 catchline:</text:span><text:span text:style-name="T16"> </text:span><text:span text:style-name="T38">I</text:span><text:span text:style-name="T16">amar-</text:span><text:span text:style-name="T38">d</text:span><text:span text:style-name="T16">e[n.zu-na-ra] ù-n[a-(a)-dug›]</text:span><text:span text:style-name="T1">(</text:span>Š<text:span text:style-name="T1">Am1, 17)</text:span></text:p>
      <text:p text:style-name="P4"><text:span text:style-name="T1">X2 followed by </text:span>Š<text:span text:style-name="T1">Am1 (17).</text:span></text:p>
      <text:p text:style-name="P1"/>
      <text:p text:style-name="P4"><text:span text:style-name="T1">The reverse of X2 has traces of three lines after line 9, followed by a double line and then:</text:span></text:p>
      <text:p text:style-name="P2"/>
      <text:p text:style-name="P8"><text:span text:style-name="T20">[…]-x-dab</text:span><text:span text:style-name="T15">ﬁ</text:span><text:span text:style-name="T20">-bé </text:span><text:span text:style-name="T15">≠</text:span><text:span text:style-name="T20">ha</text:span><text:span text:style-name="T14"></text:span><text:span text:style-name="T20">-mu-un-da-dag-≠ge</text:span><text:span text:style-name="T39">?</text:span><text:span text:style-name="T19"></text:span></text:p>
      <text:p text:style-name="P8"><text:span text:style-name="T20">[…]x lugal-Ñu</text:span><text:span text:style-name="T27">10</text:span><text:span text:style-name="T20"> kìri åu ≠gál</text:span><text:span text:style-name="T39">?</text:span><text:span text:style-name="T20"> nam</text:span><text:span text:style-name="T39">?</text:span><text:span text:style-name="T20">-ba</text:span><text:span text:style-name="T19"></text:span><text:span text:style-name="T20">-dab</text:span><text:span text:style-name="T27">5</text:span><text:span text:style-name="T20">-b</text:span><text:span text:style-name="T15">é</text:span></text:p>
      <text:p text:style-name="P3"/>
      <text:p text:style-name="P15"><text:span text:style-name="T1">It is not certain that this is still part of the same text, although </text:span><text:span text:style-name="T16">imgida</text:span><text:span text:style-name="T1">’s of this type usually only have one composi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lain_20_Text" style:display-name="Plain Text" style:family="paragraph" style:parent-style-name="Standard">
      <style:text-properties style:font-name="Courier New"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style:font-name="Courier New" fo:font-size="12pt" fo:font-weight="bold" style:font-size-asian="12pt" style:font-weight-asian="bold" style:font-weight-complex="bold"/>
    </style:style>
    <style:style style:name="Header_20_Char" style:display-name="Head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Plain_20_Text_20_Char" style:display-name="Plain Text Char" style:family="text" style:parent-style-name="Default_20_Paragraph_20_Font">
      <style:text-properties style:font-name="Courier New"/>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4"><draw:text-box fo:min-height="0.1457in"><text:p text:style-name="Header"><text:span text:style-name="Page_20_Number"><text:page-number text:select-page="current">5</text:page-number></text:span></text:p></draw:text-box></draw:frame></text:p>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mar-Sin to Shulgi</dc:title>
    <meta:initial-creator>Piotr Michalowski</meta:initial-creator>
    <meta:creation-date>2008-01-30T10:19:00</meta:creation-date>
    <dc:creator>Piotr Michalowski</dc:creator>
    <dc:date>2009-10-28T12:49:00</dc:date>
    <meta:print-date>2009-08-31T20:12:00</meta:print-date>
    <meta:editing-cycles>89</meta:editing-cycles>
    <meta:editing-duration>PT10H20M00S</meta:editing-duration>
    <meta:document-statistic meta:table-count="0" meta:image-count="0" meta:object-count="0" meta:page-count="5" meta:paragraph-count="81" meta:word-count="1076" meta:character-count="5344"/>
    <meta:generator>OpenOffice.org/3.1$Unix OpenOffice.org_project/310m19$Build-9420</meta:generator>
  </office:meta>
</office:document-meta>
</file>